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76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4.964cm"/>
    </style:style>
    <style:style style:name="co9" style:family="table-column">
      <style:table-column-properties fo:break-before="auto" style:column-width="4.12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4.801cm"/>
    </style:style>
    <style:style style:name="co12" style:family="table-column">
      <style:table-column-properties fo:break-before="auto" style:column-width="4.718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4.42cm"/>
    </style:style>
    <style:style style:name="co16" style:family="table-column">
      <style:table-column-properties fo:break-before="auto" style:column-width="0.933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2.214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2.783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classname </text:p>
          </table:table-cell>
          <table:table-cell office:value-type="string">
            <text:p><text:s/>cbo </text:p>
          </table:table-cell>
          <table:table-cell office:value-type="string">
            <text:p><text:s/>dit </text:p>
          </table:table-cell>
          <table:table-cell office:value-type="string">
            <text:p><text:s/>fanIn </text:p>
          </table:table-cell>
          <table:table-cell office:value-type="string">
            <text:p><text:s/>fanOut </text:p>
          </table:table-cell>
          <table:table-cell office:value-type="string">
            <text:p><text:s/>lcom </text:p>
          </table:table-cell>
          <table:table-cell office:value-type="string">
            <text:p><text:s/>noc </text:p>
          </table:table-cell>
          <table:table-cell office:value-type="string">
            <text:p><text:s/>numberOfAttributes </text:p>
          </table:table-cell>
          <table:table-cell office:value-type="string">
            <text:p><text:s/>numberOfAttributesInherited </text:p>
          </table:table-cell>
          <table:table-cell office:value-type="string">
            <text:p><text:s/>numberOfLinesOfCode </text:p>
          </table:table-cell>
          <table:table-cell office:value-type="string">
            <text:p><text:s/>numberOfMethods </text:p>
          </table:table-cell>
          <table:table-cell office:value-type="string">
            <text:p><text:s/>numberOfMethodsInherited </text:p>
          </table:table-cell>
          <table:table-cell office:value-type="string">
            <text:p><text:s/>numberOfPrivateAttributes </text:p>
          </table:table-cell>
          <table:table-cell office:value-type="string">
            <text:p><text:s/>numberOfPrivateMethods </text:p>
          </table:table-cell>
          <table:table-cell office:value-type="string">
            <text:p><text:s/>numberOfPublicAttributes </text:p>
          </table:table-cell>
          <table:table-cell office:value-type="string">
            <text:p><text:s/>numberOfPublicMethods </text:p>
          </table:table-cell>
          <table:table-cell office:value-type="string">
            <text:p><text:s/>rfc </text:p>
          </table:table-cell>
          <table:table-cell office:value-type="string">
            <text:p><text:s/>wmc </text:p>
          </table:table-cell>
          <table:table-cell office:value-type="string">
            <text:p><text:s/>bugs </text:p>
          </table:table-cell>
          <table:table-cell office:value-type="string">
            <text:p><text:s/>nonTrivialBugs </text:p>
          </table:table-cell>
          <table:table-cell office:value-type="string">
            <text:p><text:s/>majorBugs </text:p>
          </table:table-cell>
          <table:table-cell office:value-type="string">
            <text:p><text:s/>criticalBugs </text:p>
          </table:table-cell>
          <table:table-cell office:value-type="string">
            <text:p><text:s/>highPriorityBugs </text:p>
          </table:table-cell>
          <table:table-cell office:value-type="string">
            <text:p>bugsBoolean</text:p>
          </table:table-cell>
        </table:table-row>
        <table:table-row table:style-name="ro2">
          <table:table-cell office:value-type="string">
            <text:p>ext::framework::a::importer::Activator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 ([.S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reliablefile::ReliableFile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float" office:value="115">
            <text:p>115</text:p>
          </table:table-cell>
          <table:table-cell table:number-columns-repeated="5" office:value-type="float" office:value="0">
            <text:p>0</text:p>
          </table:table-cell>
          <table:table-cell table:formula="of:=IF ([.S3]=0; 0;1)" office:value-type="float" office:value="0">
            <text:p>0</text:p>
          </table:table-cell>
        </table:table-row>
        <table:table-row table:style-name="ro3">
          <table:table-cell office:value-type="string">
            <text:p>org::osgi::framework::ServiceEvent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BundleProtectionDomainImpl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5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z::Fz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6]=0; 0;1)" office:value-type="float" office:value="0">
            <text:p>0</text:p>
          </table:table-cell>
        </table:table-row>
        <table:table-row table:style-name="ro2">
          <table:table-cell office:value-type="string">
            <text:p>circularity::test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ConditionalPermissionSet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 ([.S8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BundleConstraint 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 ([.S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SystemState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module::VersionSupplier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 ([.S11]=0; 0;1)" office:value-type="float" office:value="0">
            <text:p>0</text:p>
          </table:table-cell>
        </table:table-row>
        <table:table-row table:style-name="ro3">
          <table:table-cell office:value-type="string">
            <text:p>org::osgi::framework::ServicePermission 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2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FrameworkProperties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 ([.S13]=0; 0;1)" office:value-type="float" office:value="0">
            <text:p>0</text:p>
          </table:table-cell>
        </table:table-row>
        <table:table-row table:style-name="ro3">
          <table:table-cell office:value-type="string">
            <text:p>nativetest::d::Activa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4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y::A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ConsoleMsg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table:number-columns-repeated="8" office:value-type="float" office:value="0">
            <text:p>0</text:p>
          </table:table-cell>
          <table:table-cell table:formula="of:=IF ([.S16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x::Kx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equinox::launcher::Main 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805">
            <text:p>1805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36">
            <text:p>836</text:p>
          </table:table-cell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 ([.S18]=0; 0;1)" office:value-type="float" office:value="1">
            <text:p>1</text:p>
          </table:table-cell>
        </table:table-row>
        <table:table-row table:style-name="ro3">
          <table:table-cell office:value-type="string">
            <text:p>nativetest::b2::Activa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DefaultClassLoader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table:formula="of:=IF ([.S2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StartLevelEvent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 ([.S21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equinox::internal::launcher::Constants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 ([.S22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tests::appadmin::SimpleApp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 ([.S2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stats::StatsManager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49">
            <text:p>14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table:formula="of:=IF ([.S2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baseadaptor::bundlefile::DirZipBundleEntry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 ([.S2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BundlePermissionCollectio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2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util::TextProcesso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DependentPolicy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GenericSpecificationImpl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2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tests::services::resolver::SimplePlatformAdmin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3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Locker_JavaNio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 ([.S31]=0; 0;1)" office:value-type="float" office:value="0">
            <text:p>0</text:p>
          </table:table-cell>
        </table:table-row>
        <table:table-row table:style-name="ro3">
          <table:table-cell office:value-type="string">
            <text:p>thread::locktest::Class1 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32]=0; 0;1)" office:value-type="float" office:value="0">
            <text:p>0</text:p>
          </table:table-cell>
        </table:table-row>
        <table:table-row table:style-name="ro3">
          <table:table-cell office:value-type="string">
            <text:p>legacy::lazystart::b::excluded::b::BBExcluded 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3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PKCS7DateParser 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 ([.S34]=0; 0;1)" office:value-type="float" office:value="0">
            <text:p>0</text:p>
          </table:table-cell>
        </table:table-row>
        <table:table-row table:style-name="ro2">
          <table:table-cell office:value-type="string">
            <text:p>chain::test::d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35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y::N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36]=0; 0;1)" office:value-type="float" office:value="0">
            <text:p>0</text:p>
          </table:table-cell>
        </table:table-row>
        <table:table-row table:style-name="ro3">
          <table:table-cell office:value-type="string">
            <text:p>osgi::lazystart::LazySimple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37]=0; 0;1)" office:value-type="float" office:value="0">
            <text:p>0</text:p>
          </table:table-cell>
        </table:table-row>
        <table:table-row table:style-name="ro2">
          <table:table-cell office:value-type="string">
            <text:p>substitutes::x::Ix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38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ResolverExport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 ([.S3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StateObjectFactoryImpl 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7">
            <text:p>177</text:p>
          </table:table-cell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table:formula="of:=IF ([.S4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StartLevelManager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9">
            <text:p>199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 ([.S4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EclipseAppLauncher 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 ([.S4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Msg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43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BundleDescriptionImpl 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75">
            <text:p>277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25">
            <text:p>425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 ([.S4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Locker_JavaIo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 ([.S4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StateMsg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46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BundleSourc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 ([.S4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storagemanager::StorageManager 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2">
            <text:p>252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 ([.S48]=0; 0;1)" office:value-type="float" office:value="1">
            <text:p>1</text:p>
          </table:table-cell>
        </table:table-row>
        <table:table-row table:style-name="ro3">
          <table:table-cell office:value-type="string">
            <text:p>org::osgi::framework::FrameworkEvent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4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StateDeltaImpl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5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SystemBundleActivato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5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AliasMapper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 ([.S5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baseadaptor::bundlefile::DirBundleFile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 ([.S53]=0; 0;1)" office:value-type="float" office:value="0">
            <text:p>0</text:p>
          </table:table-cell>
        </table:table-row>
        <table:table-row table:style-name="ro3">
          <table:table-cell office:value-type="string">
            <text:p>legacy::lazystart::b::excluded::a::BAExcluded 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54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y::L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5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reliablefile::ReliableFileOutputStream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 ([.S5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VersionHashMap 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5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MultiSourcePackage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5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provisional::service::security::AuthorizationEvent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 ([.S5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EclipseCommandProvider 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 ([.S6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stats::BundleStats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 ([.S61]=0; 0;1)" office:value-type="float" office:value="0">
            <text:p>0</text:p>
          </table:table-cell>
        </table:table-row>
        <table:table-row table:style-name="ro3">
          <table:table-cell office:value-type="string">
            <text:p>legacy::lazystart::FalseExceptionLegacy2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62]=0; 0;1)" office:value-type="float" office:value="0">
            <text:p>0</text:p>
          </table:table-cell>
        </table:table-row>
        <table:table-row table:style-name="ro3">
          <table:table-cell office:value-type="string">
            <text:p>org::osgi::service::permissionadmin::PermissionInfo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63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baseadaptor::bundlefile::MRUBundleFileList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6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PluginParser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403">
            <text:p>403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19">
            <text:p>219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65]=0; 0;1)" office:value-type="float" office:value="1">
            <text:p>1</text:p>
          </table:table-cell>
        </table:table-row>
        <table:table-row table:style-name="ro3">
          <table:table-cell office:value-type="string">
            <text:p>osgi::lazystart::c::excluded::b::CBExcluded 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6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tests::bundles::BundleInstaller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 ([.S67]=0; 0;1)" office:value-type="float" office:value="1">
            <text:p>1</text:p>
          </table:table-cell>
        </table:table-row>
        <table:table-row table:style-name="ro3">
          <table:table-cell office:value-type="string">
            <text:p>substitutes::y::J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68]=0; 0;1)" office:value-type="float" office:value="0">
            <text:p>0</text:p>
          </table:table-cell>
        </table:table-row>
        <table:table-row table:style-name="ro2">
          <table:table-cell office:value-type="string">
            <text:p>host::multiple::exports::PublicClass2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6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VersionConstraintImpl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7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eventmgr::EventThread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 ([.S71]=0; 0;1)" office:value-type="float" office:value="0">
            <text:p>0</text:p>
          </table:table-cell>
        </table:table-row>
        <table:table-row table:style-name="ro3">
          <table:table-cell office:value-type="string">
            <text:p>legacy::lazystart::SimpleLegacy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7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Base64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IF ([.S7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BasePermissionStorage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 ([.S74]=0; 0;1)" office:value-type="float" office:value="0">
            <text:p>0</text:p>
          </table:table-cell>
        </table:table-row>
        <table:table-row table:style-name="ro2">
          <table:table-cell office:value-type="string">
            <text:p>host::multiple::exports::PrivateClass2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7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ServiceRegistryImpl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76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stats::ResourceBundleStats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 ([.S7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EclipseClassLoadingHook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table:number-columns-repeated="5" office:value-type="float" office:value="0">
            <text:p>0</text:p>
          </table:table-cell>
          <table:table-cell table:formula="of:=IF ([.S78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SignedContentImpl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 ([.S7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baseadaptor::bundlefile::BundleEntry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 ([.S8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ResolverImpl 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43">
            <text:p>1543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09">
            <text:p>1009</text:p>
          </table:table-cell>
          <table:table-cell office:value-type="float" office:value="534">
            <text:p>53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 ([.S81]=0; 0;1)" office:value-type="float" office:value="1">
            <text:p>1</text:p>
          </table:table-cell>
        </table:table-row>
        <table:table-row table:style-name="ro3">
          <table:table-cell office:value-type="string">
            <text:p>osgi::lazystart::c::excluded::a::CAExcluded 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82]=0; 0;1)" office:value-type="float" office:value="0">
            <text:p>0</text:p>
          </table:table-cell>
        </table:table-row>
        <table:table-row table:style-name="ro3">
          <table:table-cell office:value-type="string">
            <text:p>nativetest::c::Activa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8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protocol::MultiplexingURLStreamHandler 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 ([.S8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service::resolver::DisabledInfo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 ([.S85]=0; 0;1)" office:value-type="float" office:value="1">
            <text:p>1</text:p>
          </table:table-cell>
        </table:table-row>
        <table:table-row table:style-name="ro3">
          <table:table-cell office:value-type="string">
            <text:p>substitutes::q::AFq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86]=0; 0;1)" office:value-type="float" office:value="0">
            <text:p>0</text:p>
          </table:table-cell>
        </table:table-row>
        <table:table-row table:style-name="ro3">
          <table:table-cell office:value-type="string">
            <text:p>legacy::lazystart::TrueExceptionLegacy1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8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Framework 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1653">
            <text:p>165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23">
            <text:p>523</text:p>
          </table:table-cell>
          <table:table-cell office:value-type="float" office:value="251">
            <text:p>251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formula="of:=IF ([.S88]=0; 0;1)" office:value-type="float" office:value="1">
            <text:p>1</text:p>
          </table:table-cell>
        </table:table-row>
        <table:table-row table:style-name="ro3">
          <table:table-cell office:value-type="string">
            <text:p>org::osgi::service::condpermadmin::ConditionInfo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8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PermissionsHash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 ([.S9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service::pluginconversion::PluginConversionException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91]=0; 0;1)" office:value-type="float" office:value="0">
            <text:p>0</text:p>
          </table:table-cell>
        </table:table-row>
        <table:table-row table:style-name="ro3">
          <table:table-cell office:value-type="string">
            <text:p>nativetest::b1::Activa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9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BERProcessor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 ([.S9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log::FrameworkLogEntry 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 ([.S94]=0; 0;1)" office:value-type="float" office:value="0">
            <text:p>0</text:p>
          </table:table-cell>
        </table:table-row>
        <table:table-row table:style-name="ro2">
          <table:table-cell office:value-type="string">
            <text:p>exporter::importer::Activator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9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DevClassLoadingHook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 ([.S9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stats::ClassloaderStats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 ([.S9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ClasspathManifest 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 ([.S98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StateHelperImpl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 ([.S99]=0; 0;1)" office:value-type="float" office:value="1">
            <text:p>1</text:p>
          </table:table-cell>
        </table:table-row>
        <table:table-row table:style-name="ro2">
          <table:table-cell office:value-type="string">
            <text:p>circularity::test::a::Activa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00]=0; 0;1)" office:value-type="float" office:value="0">
            <text:p>0</text:p>
          </table:table-cell>
        </table:table-row>
        <table:table-row table:style-name="ro3">
          <table:table-cell office:value-type="string">
            <text:p>org::osgi::framework::PackagePermission 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0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StateWriter 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02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FrameworkSecurityManage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 ([.S10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BundleLocalizationImpl 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10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PermissionChecker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 ([.S10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SecurePermissionStorage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 ([.S10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EclipseLogHook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0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SystemBundle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08]=0; 0;1)" office:value-type="float" office:value="1">
            <text:p>1</text:p>
          </table:table-cell>
        </table:table-row>
        <table:table-row table:style-name="ro2">
          <table:table-cell office:value-type="string">
            <text:p>chain::test::c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0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PackageSource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1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ServiceRegistrationImpl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1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protocol::reference::ReferenceURLConnection 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 ([.S11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profile::DefaultProfileLogger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table:formula="of:=IF ([.S11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GenericCapability 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 ([.S11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PolicyHandler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15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ServiceUse 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16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BundleDeltaImpl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1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profile::Profile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 ([.S118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URLConverterImpl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1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ContextFinder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 ([.S12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baseadaptor::bundlefile::BundleFile 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21]=0; 0;1)" office:value-type="float" office:value="1">
            <text:p>1</text:p>
          </table:table-cell>
        </table:table-row>
        <table:table-row table:style-name="ro3">
          <table:table-cell office:value-type="string">
            <text:p>legacy::lazystart::c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22]=0; 0;1)" office:value-type="float" office:value="0">
            <text:p>0</text:p>
          </table:table-cell>
        </table:table-row>
        <table:table-row table:style-name="ro3">
          <table:table-cell office:value-type="string">
            <text:p>chain::test::b::BChain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23]=0; 0;1)" office:value-type="float" office:value="0">
            <text:p>0</text:p>
          </table:table-cell>
        </table:table-row>
        <table:table-row table:style-name="ro3">
          <table:table-cell office:value-type="string">
            <text:p>ext::extclasspath::a::importer::Activator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 ([.S12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TrustEngineListener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25]=0; 0;1)" office:value-type="float" office:value="1">
            <text:p>1</text:p>
          </table:table-cell>
        </table:table-row>
        <table:table-row table:style-name="ro3">
          <table:table-cell office:value-type="string">
            <text:p>substitutes::x::Ax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2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BaseDescriptionImpl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2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EclipseLazyStarter 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2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adaptor::LocationManager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2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signedcontent::PKCS7Processor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69">
            <text:p>36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3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signedcontent::SignatureBlockProcessor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9">
            <text:p>39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3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protocol::MultiplexingFactory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 ([.S13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EclipseEnvironmentInfo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table:formula="of:=IF ([.S13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BundleInstallListener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 ([.S13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Semaphore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 ([.S135]=0; 0;1)" office:value-type="float" office:value="0">
            <text:p>0</text:p>
          </table:table-cell>
        </table:table-row>
        <table:table-row table:style-name="ro3">
          <table:table-cell office:value-type="string">
            <text:p>osgi::lazystart::LazyExclude1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136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x::Nx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37]=0; 0;1)" office:value-type="float" office:value="0">
            <text:p>0</text:p>
          </table:table-cell>
        </table:table-row>
        <table:table-row table:style-name="ro3">
          <table:table-cell office:value-type="string">
            <text:p>osgi::lazystart::b::excluded::b::BBExcluded 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138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equinox::launcher::WebStartMain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98">
            <text:p>19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 ([.S13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LocationHelpe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 ([.S14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DefaultStartupMonitor 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 ([.S141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protocol::ContentHandlerFactory 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 ([.S142]=0; 0;1)" office:value-type="float" office:value="0">
            <text:p>0</text:p>
          </table:table-cell>
        </table:table-row>
        <table:table-row table:style-name="ro3">
          <table:table-cell office:value-type="string">
            <text:p>osgi::lazystart::c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4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BundleResourceHandler 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4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BundleHost 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56">
            <text:p>456</text:p>
          </table:table-cell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IF ([.S145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BasicLocation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46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GenericDescriptionImpl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4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FrameworkCommandProvider 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77">
            <text:p>677</text:p>
          </table:table-cell>
          <table:table-cell office:value-type="float" office:value="288">
            <text:p>288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F ([.S148]=0; 0;1)" office:value-type="float" office:value="1">
            <text:p>1</text:p>
          </table:table-cell>
        </table:table-row>
        <table:table-row table:style-name="ro3">
          <table:table-cell office:value-type="string">
            <text:p>osgi::lazystart::LazyInclude1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14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FrameworkCommandInterpreter 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table:formula="of:=IF ([.S15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SystemBundleData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5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baseadaptor::BundleUpdate 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 ([.S15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StateReader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53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signedcontent::SignedBundleFile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table:formula="of:=IF ([.S15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ConditionalPermissionInfoImpl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table:formula="of:=IF ([.S15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SignedContentMessages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table:formula="of:=IF ([.S15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eventmgr::EventListeners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57]=0; 0;1)" office:value-type="float" office:value="1">
            <text:p>1</text:p>
          </table:table-cell>
        </table:table-row>
        <table:table-row table:style-name="ro3">
          <table:table-cell office:value-type="string">
            <text:p>xfriends::test3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58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util::NLS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table:formula="of:=IF ([.S15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debug::Debug 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 ([.S16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PackageAdminImpl 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35">
            <text:p>53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8">
            <text:p>268</text:p>
          </table:table-cell>
          <table:table-cell office:value-type="float" office:value="187">
            <text:p>187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IF ([.S16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baseadaptor::BaseHookConfigura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16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baseadaptor::bundlefile::ZipBundleFile 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63]=0; 0;1)" office:value-type="float" office:value="1">
            <text:p>1</text:p>
          </table:table-cell>
        </table:table-row>
        <table:table-row table:style-name="ro2">
          <table:table-cell office:value-type="string">
            <text:p>substitutes::y::B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64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x::Lx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65]=0; 0;1)" office:value-type="float" office:value="0">
            <text:p>0</text:p>
          </table:table-cell>
        </table:table-row>
        <table:table-row table:style-name="ro3">
          <table:table-cell office:value-type="string">
            <text:p>osgi::lazystart::b::excluded::a::BAExcluded 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16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BundleLoader 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35">
            <text:p>10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62">
            <text:p>862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50">
            <text:p>350</text:p>
          </table:table-cell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 ([.S16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ExportedPackageImpl 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6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protocol::URLStreamHandlerProxy 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 ([.S169]=0; 0;1)" office:value-type="float" office:value="0">
            <text:p>0</text:p>
          </table:table-cell>
        </table:table-row>
        <table:table-row table:style-name="ro3">
          <table:table-cell office:value-type="string">
            <text:p>org::osgi::framework::InvalidSyntaxException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7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baseadaptor::loader::ClasspathManager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7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SystemBundleLoader 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72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baseadaptor::AdaptorUtil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73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util::SecureAction 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7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protocol::reference::Handl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 ([.S17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baseadaptor::loader::FragmentClasspath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 ([.S17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AbstractBundle 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953">
            <text:p>195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12">
            <text:p>712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formula="of:=IF ([.S17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reliablefile::ReliableFileInputStream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 ([.S178]=0; 0;1)" office:value-type="float" office:value="0">
            <text:p>0</text:p>
          </table:table-cell>
        </table:table-row>
        <table:table-row table:style-name="ro3">
          <table:table-cell office:value-type="string">
            <text:p>host::multiple::exports::onlyone::PublicClass1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79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z::Ez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80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x::Jx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81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BundleInstall 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 ([.S182]=0; 0;1)" office:value-type="float" office:value="0">
            <text:p>0</text:p>
          </table:table-cell>
        </table:table-row>
        <table:table-row table:style-name="ro3">
          <table:table-cell office:value-type="string">
            <text:p>nativetest::a2::Activa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8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BundleCombinedPermissions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 ([.S18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tests::appadmin::FailedApp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85]=0; 0;1)" office:value-type="float" office:value="0">
            <text:p>0</text:p>
          </table:table-cell>
        </table:table-row>
        <table:table-row table:style-name="ro2">
          <table:table-cell office:value-type="string">
            <text:p>client2::multiple::exports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18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provisional::service::security::AuthorizationStatus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8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adaptor::EclipseStarter 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05">
            <text:p>605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 ([.S18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service::resolver::VersionRange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8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module::GroupingChecke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 ([.S19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EclipseErrorHandle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91]=0; 0;1)" office:value-type="float" office:value="1">
            <text:p>1</text:p>
          </table:table-cell>
        </table:table-row>
        <table:table-row table:style-name="ro3">
          <table:table-cell office:value-type="string">
            <text:p>legacy::lazystart::TrueExceptionLegacy2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19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baseadaptor::bundlefile::ZipBundleEntry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93]=0; 0;1)" office:value-type="float" office:value="1">
            <text:p>1</text:p>
          </table:table-cell>
        </table:table-row>
        <table:table-row table:style-name="ro3">
          <table:table-cell office:value-type="string">
            <text:p>org::osgi::framework::BundleException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19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SystemPolicy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95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util::Headers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196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PermissionAdminImpl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69">
            <text:p>69</text:p>
          </table:table-cell>
          <table:table-cell table:number-columns-repeated="5" office:value-type="float" office:value="0">
            <text:p>0</text:p>
          </table:table-cell>
          <table:table-cell table:formula="of:=IF ([.S19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InvalidVersion 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 ([.S198]=0; 0;1)" office:value-type="float" office:value="0">
            <text:p>0</text:p>
          </table:table-cell>
        </table:table-row>
        <table:table-row table:style-name="ro2">
          <table:table-cell office:value-type="string">
            <text:p>substitutes::y::M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19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ComputeNodeOrder 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 ([.S20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util::KeyedHashSet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table:number-columns-repeated="5" office:value-type="float" office:value="0">
            <text:p>0</text:p>
          </table:table-cell>
          <table:table-cell table:formula="of:=IF ([.S201]=0; 0;1)" office:value-type="float" office:value="0">
            <text:p>0</text:p>
          </table:table-cell>
        </table:table-row>
        <table:table-row table:style-name="ro2">
          <table:table-cell office:value-type="string">
            <text:p>chain::test::b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0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UserState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03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signedcontent::SignedBundleHook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20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PluginConverterImpl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97">
            <text:p>397</text:p>
          </table:table-cell>
          <table:table-cell office:value-type="float" office:value="165">
            <text:p>165</text:p>
          </table:table-cell>
          <table:table-cell table:number-columns-repeated="5" office:value-type="float" office:value="0">
            <text:p>0</text:p>
          </table:table-cell>
          <table:table-cell table:formula="of:=IF ([.S20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HostSpecificationImpl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06]=0; 0;1)" office:value-type="float" office:value="1">
            <text:p>1</text:p>
          </table:table-cell>
        </table:table-row>
        <table:table-row table:style-name="ro3">
          <table:table-cell office:value-type="string">
            <text:p>org::osgi::framework::BundlePermission 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0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signedcontent::LegacyVerifierFactory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0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GlobalPolicy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0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BundleContextImpl 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 ([.S210]=0; 0;1)" office:value-type="float" office:value="1">
            <text:p>1</text:p>
          </table:table-cell>
        </table:table-row>
        <table:table-row table:style-name="ro3">
          <table:table-cell office:value-type="string">
            <text:p>legacy::lazystart::b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11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debug::FrameworkDebugOptions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 ([.S21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ResolverConstraint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 ([.S21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MappedList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1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protocol::URLStreamHandlerSetter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1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SingleSourcePackage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3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16]=0; 0;1)" office:value-type="float" office:value="1">
            <text:p>1</text:p>
          </table:table-cell>
        </table:table-row>
        <table:table-row table:style-name="ro3">
          <table:table-cell office:value-type="string">
            <text:p>org::osgi::framework::FrameworkUtil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21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ManifestLocalization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21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EclipseAdaptorHook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 ([.S21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Constants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220]=0; 0;1)" office:value-type="float" office:value="1">
            <text:p>1</text:p>
          </table:table-cell>
        </table:table-row>
        <table:table-row table:style-name="ro3">
          <table:table-cell office:value-type="string">
            <text:p>org::osgi::service::condpermadmin::BundleLocationCondition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2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service::security::DefaultAuthorizationEngine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 ([.S22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SignedStorageHook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23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FrameworkConsole 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 ([.S22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protocol::ContentHandlerProxy 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 ([.S22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ResolverErrorImpl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26]=0; 0;1)" office:value-type="float" office:value="1">
            <text:p>1</text:p>
          </table:table-cell>
        </table:table-row>
        <table:table-row table:style-name="ro3">
          <table:table-cell office:value-type="string">
            <text:p>substitutes::y::K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227]=0; 0;1)" office:value-type="float" office:value="0">
            <text:p>0</text:p>
          </table:table-cell>
        </table:table-row>
        <table:table-row table:style-name="ro3">
          <table:table-cell office:value-type="string">
            <text:p>org::osgi::framework::AdminPermission 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 ([.S22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signedcontent::SignerInfoImpl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 ([.S22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launcher::Main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23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baseadaptor::BaseData 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225">
            <text:p>12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 ([.S231]=0; 0;1)" office:value-type="float" office:value="1">
            <text:p>1</text:p>
          </table:table-cell>
        </table:table-row>
        <table:table-row table:style-name="ro3">
          <table:table-cell office:value-type="string">
            <text:p>osgi::lazystart::b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3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adaptor::BundleProtectionDomain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23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adaptor::FilePath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table:formula="of:=IF ([.S23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DevClassPathHelper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 ([.S235]=0; 0;1)" office:value-type="float" office:value="0">
            <text:p>0</text:p>
          </table:table-cell>
        </table:table-row>
        <table:table-row table:style-name="ro3">
          <table:table-cell office:value-type="string">
            <text:p>osgi::lazystart::LazyExclude2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23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baseadaptor::BaseAdaptor 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4">
            <text:p>114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23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ImportPackageSpecificationImpl 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3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FilteredSourcePackag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3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NativeCodeSpecificationImpl 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40]=0; 0;1)" office:value-type="float" office:value="1">
            <text:p>1</text:p>
          </table:table-cell>
        </table:table-row>
        <table:table-row table:style-name="ro3">
          <table:table-cell office:value-type="string">
            <text:p>org::osgi::framework::BundleEvent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4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baseadaptor::BundleUninstall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 ([.S24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NativeCodeDescriptionImpl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243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baseadaptor::BaseStorage 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66">
            <text:p>566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 ([.S24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protocol::bundleresource::Handl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 ([.S245]=0; 0;1)" office:value-type="float" office:value="0">
            <text:p>0</text:p>
          </table:table-cell>
        </table:table-row>
        <table:table-row table:style-name="ro3">
          <table:table-cell office:value-type="string">
            <text:p>org::osgi::framework::Version 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46]=0; 0;1)" office:value-type="float" office:value="1">
            <text:p>1</text:p>
          </table:table-cell>
        </table:table-row>
        <table:table-row table:style-name="ro3">
          <table:table-cell office:value-type="string">
            <text:p>xfriends::test2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4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storagemanager::ManagedOutputStream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 ([.S24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baseadaptor::loader::ClasspathEntry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 ([.S24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Util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 ([.S250]=0; 0;1)" office:value-type="float" office:value="0">
            <text:p>0</text:p>
          </table:table-cell>
        </table:table-row>
        <table:table-row table:style-name="ro3">
          <table:table-cell office:value-type="string">
            <text:p>osgi::lazystart::LazyInclude2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251]=0; 0;1)" office:value-type="float" office:value="0">
            <text:p>0</text:p>
          </table:table-cell>
        </table:table-row>
        <table:table-row table:style-name="ro3">
          <table:table-cell office:value-type="string">
            <text:p>chain::test::a::AChai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25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ReadOnlyState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53]=0; 0;1)" office:value-type="float" office:value="1">
            <text:p>1</text:p>
          </table:table-cell>
        </table:table-row>
        <table:table-row table:style-name="ro3">
          <table:table-cell office:value-type="string">
            <text:p>substitutes::y::I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254]=0; 0;1)" office:value-type="float" office:value="0">
            <text:p>0</text:p>
          </table:table-cell>
        </table:table-row>
        <table:table-row table:style-name="ro2">
          <table:table-cell office:value-type="string">
            <text:p>client1::multiple::exports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5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ResolverImport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 ([.S25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protocol::NullURLStreamHandlerService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 ([.S25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FilteredServiceListener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5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adaptor::EclipseLog 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table:formula="of:=IF ([.S25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StateManager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6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baseadaptor::HookRegistry 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table:formula="of:=IF ([.S261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service::security::TrustEngine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 ([.S26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BundleLoaderProxy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63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util::ManifestElement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72">
            <text:p>72</text:p>
          </table:table-cell>
          <table:table-cell table:number-columns-repeated="5" office:value-type="float" office:value="0">
            <text:p>0</text:p>
          </table:table-cell>
          <table:table-cell table:formula="of:=IF ([.S26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RegisteredPolicy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65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eventmgr::ListenerQueue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66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adaptor::EclipseStorageHook 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17">
            <text:p>217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 ([.S267]=0; 0;1)" office:value-type="float" office:value="1">
            <text:p>1</text:p>
          </table:table-cell>
        </table:table-row>
        <table:table-row table:style-name="ro3">
          <table:table-cell office:value-type="string">
            <text:p>org::osgi::service::url::AbstractURLStreamHandlerService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6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OSGi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69]=0; 0;1)" office:value-type="float" office:value="1">
            <text:p>1</text:p>
          </table:table-cell>
        </table:table-row>
        <table:table-row table:style-name="ro2">
          <table:table-cell office:value-type="string">
            <text:p>test1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70]=0; 0;1)" office:value-type="float" office:value="0">
            <text:p>0</text:p>
          </table:table-cell>
        </table:table-row>
        <table:table-row table:style-name="ro3">
          <table:table-cell office:value-type="string">
            <text:p>nativetest::a1::Activa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71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SignedContentFile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 ([.S27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equinox::launcher::JNIBridge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 ([.S27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MessageHelper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 ([.S274]=0; 0;1)" office:value-type="float" office:value="0">
            <text:p>0</text:p>
          </table:table-cell>
        </table:table-row>
        <table:table-row table:style-name="ro2">
          <table:table-cell office:value-type="string">
            <text:p>substitutes::x::Bx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27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ConditionalPermissions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table:number-columns-repeated="5" office:value-type="float" office:value="0">
            <text:p>0</text:p>
          </table:table-cell>
          <table:table-cell table:formula="of:=IF ([.S276]=0; 0;1)" office:value-type="float" office:value="0">
            <text:p>0</text:p>
          </table:table-cell>
        </table:table-row>
        <table:table-row table:style-name="ro3">
          <table:table-cell office:value-type="string">
            <text:p>legacy::lazystart::c::excluded::b::CBExcluded 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27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module::GenericConstraint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 ([.S278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NullPackageSource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79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StateImpl 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016">
            <text:p>201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5">
            <text:p>385</text:p>
          </table:table-cell>
          <table:table-cell office:value-type="float" office:value="211">
            <text:p>2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IF ([.S28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service::security::KeyStoreTrustEngine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42">
            <text:p>42</text:p>
          </table:table-cell>
          <table:table-cell table:number-columns-repeated="5" office:value-type="float" office:value="0">
            <text:p>0</text:p>
          </table:table-cell>
          <table:table-cell table:formula="of:=IF ([.S281]=0; 0;1)" office:value-type="float" office:value="0">
            <text:p>0</text:p>
          </table:table-cell>
        </table:table-row>
        <table:table-row table:style-name="ro3">
          <table:table-cell office:value-type="string">
            <text:p>org::osgi::service::condpermadmin::BundleSignerCondition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82]=0; 0;1)" office:value-type="float" office:value="1">
            <text:p>1</text:p>
          </table:table-cell>
        </table:table-row>
        <table:table-row table:style-name="ro2">
          <table:table-cell office:value-type="string">
            <text:p>chain::test::a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8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BundleFragment 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 ([.S28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BundleURLConnectio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 ([.S285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protocol::StreamHandlerFactory 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86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protocol::MultiplexingContentHandle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 ([.S28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ParentPolic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28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Tokenize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 ([.S28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eventmgr::ListElement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290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eventmgr::EventManage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291]=0; 0;1)" office:value-type="float" office:value="1">
            <text:p>1</text:p>
          </table:table-cell>
        </table:table-row>
        <table:table-row table:style-name="ro3">
          <table:table-cell office:value-type="string">
            <text:p>legacy::lazystart::a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29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AdaptorMsg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table:formula="of:=IF ([.S293]=0; 0;1)" office:value-type="float" office:value="0">
            <text:p>0</text:p>
          </table:table-cell>
        </table:table-row>
        <table:table-row table:style-name="ro3">
          <table:table-cell office:value-type="string">
            <text:p>thread::locktest::Activato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 ([.S294]=0; 0;1)" office:value-type="float" office:value="0">
            <text:p>0</text:p>
          </table:table-cell>
        </table:table-row>
        <table:table-row table:style-name="ro3">
          <table:table-cell office:value-type="string">
            <text:p>legacy::lazystart::FalseExceptionLegacy1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 ([.S295]=0; 0;1)" office:value-type="float" office:value="0">
            <text:p>0</text:p>
          </table:table-cell>
        </table:table-row>
        <table:table-row table:style-name="ro3">
          <table:table-cell office:value-type="string">
            <text:p>legacy::lazystart::c::excluded::a::CAExcluded 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 ([.S296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protocol::bundleentry::Handle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 ([.S29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CachedManifest 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 ([.S298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signedcontent::InvalidContentExceptio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 ([.S29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FilterImpl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03">
            <text:p>1003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9">
            <text:p>249</text:p>
          </table:table-cell>
          <table:table-cell office:value-type="float" office:value="304">
            <text:p>30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F ([.S30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resolver::ExportPackageDescriptionImpl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301]=0; 0;1)" office:value-type="float" office:value="1">
            <text:p>1</text:p>
          </table:table-cell>
        </table:table-row>
        <table:table-row table:style-name="ro2">
          <table:table-cell office:value-type="string">
            <text:p>host::multiple::exports::PublicClass1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30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provisional::service::security::AuthorizationEngine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303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signedcontent::DigestedInputStream 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 ([.S30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StateBuilder 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 ([.S305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core::runtime::internal::stats::ClassStats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 ([.S306]=0; 0;1)" office:value-type="float" office:value="0">
            <text:p>0</text:p>
          </table:table-cell>
        </table:table-row>
        <table:table-row table:style-name="ro2">
          <table:table-cell office:value-type="string">
            <text:p>host::multiple::exports::PrivateClass1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307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resolver::BundleSpecificationImpl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308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ConditionalPermissionAdminImpl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 ([.S309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framework::internal::core::ReferenceInputStream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 ([.S310]=0; 0;1)" office:value-type="float" office:value="0">
            <text:p>0</text:p>
          </table:table-cell>
        </table:table-row>
        <table:table-row table:style-name="ro3">
          <table:table-cell office:value-type="string">
            <text:p>osgi::lazystart::a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311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signedcontent::DNChainMatching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table:formula="of:=IF ([.S312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core::runtime::internal::adaptor::EclipseAdaptorMsg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8" office:value-type="float" office:value="0">
            <text:p>0</text:p>
          </table:table-cell>
          <table:table-cell table:formula="of:=IF ([.S313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BaseClassLoadingHook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314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baseadaptor::bundlefile::NestedDirBundleFile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 ([.S315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launcher::Launcher 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316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ServiceReferenceImpl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317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baseadaptor::bundlefile::FileBundleEntry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 ([.S318]=0; 0;1)" office:value-type="float" office:value="0">
            <text:p>0</text:p>
          </table:table-cell>
        </table:table-row>
        <table:table-row table:style-name="ro2">
          <table:table-cell office:value-type="string">
            <text:p>fragment::test::attach::host::a::Activato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 ([.S319]=0; 0;1)" office:value-type="float" office:value="0">
            <text:p>0</text:p>
          </table:table-cell>
        </table:table-row>
        <table:table-row table:style-name="ro3">
          <table:table-cell office:value-type="string">
            <text:p>org::osgi::util::tracker::ServiceTracker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320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framework::internal::core::BundleRepository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321]=0; 0;1)" office:value-type="float" office:value="1">
            <text:p>1</text:p>
          </table:table-cell>
        </table:table-row>
        <table:table-row table:style-name="ro3">
          <table:table-cell office:value-type="string">
            <text:p>org::eclipse::osgi::internal::module::ResolverBundle 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2">
            <text:p>322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 ([.S322]=0; 0;1)" office:value-type="float" office:value="1">
            <text:p>1</text:p>
          </table:table-cell>
        </table:table-row>
        <table:table-row table:style-name="ro3">
          <table:table-cell office:value-type="string">
            <text:p>substitutes::x::Mx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323]=0; 0;1)" office:value-type="float" office:value="0">
            <text:p>0</text:p>
          </table:table-cell>
        </table:table-row>
        <table:table-row table:style-name="ro3">
          <table:table-cell office:value-type="string">
            <text:p>substitutes::q::BFq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formula="of:=IF ([.S324]=0; 0;1)" office:value-type="float" office:value="0">
            <text:p>0</text:p>
          </table:table-cell>
        </table:table-row>
        <table:table-row table:style-name="ro3">
          <table:table-cell office:value-type="string">
            <text:p>org::eclipse::osgi::internal::baseadaptor::BaseStorageHook 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6">
            <text:p>206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 ([.S325]=0; 0;1)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1T16:17:00</dc:date>
    <dc:creator>drg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7800" meta:object-count="0"/>
  </office:meta>
</office:document-meta>
</file>